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3" draw:layer="layout" svg:width="9.3cm" svg:height="1.673cm" svg:x="15cm" svg:y="29.26cm">
          <draw:text-box>
            <text:p text:style-name="P2"><text:span text:style-name="T1">Modelo Elaborado por Pedro Caminha <text:s text:c="3"/>CC-BY-S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09-24T22:20:29.862000000</dc:date>
    <meta:editing-duration>PT5M27S</meta:editing-duration>
    <meta:editing-cycles>2</meta:editing-cycles>
    <meta:generator>LibreOffice/6.1.0.3$Windows_X86_64 LibreOffice_project/efb621ed25068d70781dc026f7e9c5187a4decd1</meta:generator>
    <meta:document-statistic meta:object-count="5"/>
  </office:meta>
</office:document-meta>
</file>